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D0000005E6C9D7A6E.png"/>
  <manifest:file-entry manifest:media-type="image/png" manifest:full-path="Pictures/1000020100000F8400000105B6B493E5.png"/>
  <manifest:file-entry manifest:media-type="image/png" manifest:full-path="Pictures/1000020100000F7E000000C94CF00B52.png"/>
  <manifest:file-entry manifest:media-type="image/png" manifest:full-path="Pictures/1000000000000418000001E28C16454B.png"/>
  <manifest:file-entry manifest:media-type="image/png" manifest:full-path="Pictures/1000000000000366000001FB52876518.png"/>
  <manifest:file-entry manifest:media-type="image/png" manifest:full-path="Pictures/10000000000004A400000272B33B5C17.png"/>
  <manifest:file-entry manifest:media-type="image/png" manifest:full-path="Pictures/10000000000001AD000000F803D9FFA4.png"/>
  <manifest:file-entry manifest:media-type="image/png" manifest:full-path="Pictures/100000000000029B0000012DB705F261.png"/>
  <manifest:file-entry manifest:media-type="image/png" manifest:full-path="Pictures/100000000000048D00000110A34163A9.png"/>
  <manifest:file-entry manifest:media-type="image/png" manifest:full-path="Pictures/100000000000025D000000B3E8362DB3.png"/>
  <manifest:file-entry manifest:media-type="image/png" manifest:full-path="Pictures/100000000000021D000000EB86D26FD1.png"/>
  <manifest:file-entry manifest:media-type="image/png" manifest:full-path="Pictures/1000000000000331000000F58C3D2250.png"/>
  <manifest:file-entry manifest:media-type="image/png" manifest:full-path="Pictures/10000000000003910000010845B3BB9A.png"/>
  <manifest:file-entry manifest:media-type="image/png" manifest:full-path="Pictures/100000000000041B00000262A9618744.png"/>
  <manifest:file-entry manifest:media-type="image/png" manifest:full-path="Pictures/1000000000000465000000C528545E06.png"/>
  <manifest:file-entry manifest:media-type="image/png" manifest:full-path="Pictures/10000000000002F00000006248F90F62.png"/>
  <manifest:file-entry manifest:media-type="image/png" manifest:full-path="Pictures/10000000000003440000027C87655E7C.png"/>
  <manifest:file-entry manifest:media-type="image/png" manifest:full-path="Pictures/10000000000001C30000017393667D8C.png"/>
  <manifest:file-entry manifest:media-type="image/png" manifest:full-path="Pictures/10000000000000DC000001150BFBAFA0.png"/>
  <manifest:file-entry manifest:media-type="image/png" manifest:full-path="Pictures/100000000000027F000000FA7981412F.png"/>
  <manifest:file-entry manifest:media-type="image/png" manifest:full-path="Pictures/100000000000041B000001C48578C723.png"/>
  <manifest:file-entry manifest:media-type="image/png" manifest:full-path="Pictures/10000000000001CB00000127B4463447.png"/>
  <manifest:file-entry manifest:media-type="image/png" manifest:full-path="Pictures/10000000000002A50000015CF4857869.png"/>
  <manifest:file-entry manifest:media-type="image/png" manifest:full-path="Pictures/10000000000003B50000019E5E471EC0.png"/>
  <manifest:file-entry manifest:media-type="image/png" manifest:full-path="Pictures/1000000000000290000000E3C483B785.png"/>
  <manifest:file-entry manifest:media-type="image/png" manifest:full-path="Pictures/10000000000003E90000021590F699F9.png"/>
  <manifest:file-entry manifest:media-type="image/png" manifest:full-path="Pictures/100000000000033C000001A67EC70DEF.png"/>
  <manifest:file-entry manifest:media-type="image/png" manifest:full-path="Pictures/10000000000003410000014A3B168EEA.png"/>
  <manifest:file-entry manifest:media-type="image/png" manifest:full-path="Pictures/100000000000027E000001947DFB9474.png"/>
  <manifest:file-entry manifest:media-type="image/png" manifest:full-path="Pictures/1000000000000425000001839EA78176.png"/>
  <manifest:file-entry manifest:media-type="image/png" manifest:full-path="Pictures/100002010000001800000025EED04396.png"/>
  <manifest:file-entry manifest:media-type="image/png" manifest:full-path="Pictures/10000000000000DC000000DDD7ECC03C.png"/>
  <manifest:file-entry manifest:media-type="image/png" manifest:full-path="Pictures/100000000000033A00000223785F8F29.png"/>
  <manifest:file-entry manifest:media-type="image/png" manifest:full-path="Pictures/100000000000027E000001C7426BCD0B.png"/>
  <manifest:file-entry manifest:media-type="image/png" manifest:full-path="Pictures/10000000000003F50000014EA7BE0B9E.png"/>
  <manifest:file-entry manifest:media-type="image/png" manifest:full-path="Pictures/10000000000000C80000010B301C31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2-cust-Liferay-title">
      <style:graphic-properties draw:auto-grow-height="true" fo:min-height="3.506cm"/>
    </style:style>
    <style:style style:name="pr2" style:family="presentation" style:parent-style-name="Master2-Layout12-cust-Liferay-subtitle">
      <style:graphic-properties draw:fill-color="#ffffff" draw:auto-grow-height="true" fo:min-height="12.18cm"/>
    </style:style>
    <style:style style:name="pr3" style:family="presentation" style:parent-style-name="Master2-Layout12-cust-Liferay-notes">
      <style:graphic-properties draw:fill-color="#ffffff" draw:auto-grow-height="true" fo:min-height="12.572cm"/>
    </style:style>
    <style:style style:name="pr4" style:family="presentation" style:parent-style-name="Master2-Layout12-cust-Liferay-outline1">
      <style:graphic-properties draw:auto-grow-height="true" fo:min-height="12.18cm"/>
    </style:style>
    <style:style style:name="pr5" style:family="presentation" style:parent-style-name="Master2-Layout12-cust-Liferay-outline1">
      <style:graphic-properties fo:min-height="13.859cm"/>
    </style:style>
    <style:style style:name="pr6" style:family="presentation" style:parent-style-name="Master2-Layout12-cust-Liferay-title">
      <style:graphic-properties fo:min-height="1.905cm"/>
    </style:style>
    <style:style style:name="pr7" style:family="presentation" style:parent-style-name="Master2-Layout12-cust-Liferay-outline1">
      <style:graphic-properties fo:min-height="8.255cm"/>
    </style:style>
    <style:style style:name="pr8" style:family="presentation" style:parent-style-name="Master2-Layout12-cust-Liferay-outline1">
      <style:graphic-properties fo:min-height="3.175cm"/>
    </style:style>
    <style:style style:name="pr9" style:family="presentation" style:parent-style-name="Master2-Layout12-cust-Liferay-outline1">
      <style:graphic-properties draw:fill="solid" draw:fill-color="#c0c0c0" fo:min-height="4.445cm"/>
    </style:style>
    <style:style style:name="pr10" style:family="presentation" style:parent-style-name="Master2-Layout12-cust-Liferay-outline1" style:list-style-name="L3">
      <style:graphic-properties draw:auto-grow-height="true" fo:min-height="12.18cm"/>
    </style:style>
    <style:style style:name="pr11" style:family="presentation" style:parent-style-name="Master2-Layout12-cust-Liferay-outline1" style:list-style-name="L4"/>
    <style:style style:name="pr12" style:family="presentation" style:parent-style-name="Master2-Layout12-cust-Liferay-outline1" style:list-style-name="L4"/>
    <style:style style:name="pr13" style:family="presentation" style:parent-style-name="Master2-Layout12-cust-Liferay-outline1" style:list-style-name="L4"/>
    <style:style style:name="pr14" style:family="presentation" style:parent-style-name="Master2-Layout12-cust-Liferay-outline1" style:list-style-name="L4"/>
    <style:style style:name="pr15" style:family="presentation" style:parent-style-name="Master2-Layout12-cust-Liferay-outline1" style:list-style-name="L4"/>
    <style:style style:name="pr16" style:family="presentation" style:parent-style-name="Master2-Layout12-cust-Liferay-title">
      <style:graphic-properties fo:min-height="3.506cm"/>
    </style:style>
    <style:style style:name="pr17" style:family="presentation" style:parent-style-name="Master2-Layout12-cust-Liferay-notes">
      <style:graphic-properties draw:fill-color="#ffffff" fo:min-height="12.572cm"/>
    </style:style>
    <style:style style:name="pr18" style:family="presentation" style:parent-style-name="Master2-Layout12-cust-Liferay-outline1">
      <style:graphic-properties fo:min-height="11.93cm"/>
    </style:style>
    <style:style style:name="pr19" style:family="presentation" style:parent-style-name="Master2-Layout12-cust-Liferay-outline1" style:list-style-name="L3">
      <style:graphic-properties draw:auto-grow-height="true" fo:min-height="12.18cm"/>
    </style:style>
    <style:style style:name="pr20" style:family="presentation" style:parent-style-name="Master2-Layout12-cust-Liferay-outline1" style:list-style-name="L3">
      <style:graphic-properties draw:auto-grow-height="true" fo:min-height="12.18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family="'Lucida Console'" style:font-family-generic="modern" style:font-pitch="fixed"/>
    </style:style>
    <style:style style:name="P6" style:family="paragraph">
      <style:paragraph-properties>
        <style:tab-stops/>
      </style:paragraph-properties>
    </style:style>
    <style:style style:name="P7" style:family="paragraph">
      <style:text-properties fo:font-size="26.3999996185303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family="'Lucida Console'" style:font-family-generic="modern" style:font-pitch="fixed"/>
    </style:style>
    <style:style style:name="T4" style:family="text">
      <style:text-properties fo:font-family="'Lucida Console'" style:font-family-generic="modern" style:font-pitch="fixed" fo:font-weight="bold" style:font-weight-asian="bold" style:font-weight-complex="bold"/>
    </style:style>
    <style:style style:name="T5" style:family="text">
      <style:text-properties fo:font-family="'Lucida Console'" style:font-family-generic="modern" style:font-pitch="fixed"/>
    </style:style>
    <style:style style:name="T6" style:family="text">
      <style:text-properties style:text-line-through-style="solid" style:text-line-through-type="double"/>
    </style:style>
    <style:style style:name="T7" style:family="text">
      <style:text-properties style:text-line-through-style="none"/>
    </style:style>
    <style:style style:name="T8" style:family="text">
      <style:text-properties style:text-line-through-style="non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2.15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12-cust-Liferay" presentation:presentation-page-layout-name="AL1T0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Basics by Examples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><text:span text:style-name="T1">Péter Borkuti</text:span></text:p>
            <text:p><text:span text:style-name="T1">2013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Background</text:p>
          </draw:text-box>
        </draw:frame>
        <draw:frame presentation:style-name="pr4" draw:layer="layout" svg:width="25.199cm" svg:height="12.18cm" svg:x="1.4cm" svg:y="4.913cm" presentation:class="outline">
          <draw:text-box>
            <text:p>Douglas Crockford</text:p>
          </draw:text-box>
        </draw:frame>
        <draw:frame draw:style-name="gr2" draw:text-style-name="P2" draw:layer="layout" svg:width="5.291cm" svg:height="7.063cm" svg:x="12.42cm" svg:y="7.051cm">
          <draw:image xlink:href="Pictures/10000000000000C80000010B301C31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text-style-name="P3" draw:layer="layout" svg:width="26.729cm" svg:height="13.859cm" svg:x="1.485cm" svg:y="4.914cm" presentation:class="outline" presentation:user-transformed="true">
          <draw:text-box>
            <text:p>James Gosling</text:p>
          </draw:text-box>
        </draw:frame>
        <draw:frame draw:style-name="gr2" draw:text-style-name="P2" draw:layer="layout" svg:width="5.82cm" svg:height="5.846cm" svg:x="12.156cm" svg:y="8.395cm">
          <draw:image xlink:href="Pictures/10000000000000DC000000DDD7ECC0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Sun, Java, James Gosling</text:p>
            <text:list text:style-name="L2">
              <text:list-item>
                <text:p>1990, Sun, alternative to C++/C<text:line-break/>modify and extend C++ - “C++ ++ --”</text:p>
              </text:list-item>
              <text:list-item>
                <text:p>1992, new language Oak - embedded for PDA, set-top-boxes</text:p>
              </text:list-item>
              <text:list-item>
                <text:p>1994, new platform: Internet, new name: Java<text:line-break/>browser: WebRunner-&gt;Hot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 pre-JS years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p>Netscape, Brendan Eich</text:p>
            <text:p/>
          </draw:text-box>
        </draw:frame>
        <draw:frame draw:style-name="gr2" draw:text-style-name="P2" draw:layer="layout" svg:width="5.82cm" svg:height="7.328cm" svg:x="12.156cm" svg:y="7.654cm">
          <draw:image xlink:href="Pictures/10000000000000DC000001150BFBAF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-pre-JS - Browser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NCSA Mosaic, 1993<text:line-break/>Marc Andreessen, Eric Bina</text:p>
              </text:list-item>
              <text:list-item>
                <text:p>Netscape 1.0, 1994<text:line-break/>Brendan Eich, Mocha/LiveScript/JavaScript</text:p>
              </text:list-item>
              <text:list-item>
                <text:p>Netscape 2.0, 1995, Java, JavaScript support</text:p>
              </text:list-item>
              <text:list-item>
                <text:p>Microsoft JScript, 1996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Netscape Corp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Beat Microsoft</text:p>
              </text:list-item>
              <text:list-item>
                <text:p>C++ - Java</text:p>
              </text:list-item>
              <text:list-item>
                <text:p>VB - own script language</text:p>
              </text:list-item>
              <text:list-item>
                <text:p>Browser as “The Platform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.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“look like Java” programming language</text:p>
              </text:list-item>
              <text:list-item>
                <text:p>“doing Scheme” in Netscape</text:p>
              </text:list-item>
              <text:list-item>
                <text:p>dynamic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Goals of JavaScript II.</text:p>
          </draw:text-box>
        </draw:frame>
        <draw:frame presentation:style-name="pr5" draw:layer="layout" svg:width="26.729cm" svg:height="13.927cm" svg:x="1.846cm" svg:y="5.648cm" presentation:class="outline" presentation:user-transformed="true">
          <draw:text-box>
            <text:p><text:s/>HTML needed a "<text:span text:style-name="T2">scripting language</text:span>", [...] that was <text:span text:style-name="T2">easy to use by amateurs</text:span> and novices, where the <text:span text:style-name="T2">code</text:span> could be <text:span text:style-name="T2">written directly in source</text:span> form as part of the Web page markup. We aimed to provide a "glue language" for the Web designers [...] who were building Web content from components such as images, plugins, and Java applets. We saw Java as the "component language" used by higher-priced programmers, where the glue programmers [...] would <text:span text:style-name="T2">assemble components and automate their interactions</text:span> using JS. (Brendan Eich, CW interview)</text:p>
          </draw:text-box>
        </draw:frame>
        <presentation:notes draw:style-name="dp2">
          <draw:page-thumbnail draw:style-name="gr1" draw:layer="layout" svg:width="13.968cm" svg:height="10.476cm" svg:x="3.809cm" svg:y="2.123cm" draw:page-number="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istory of JavaScript</text:p>
          </draw:text-box>
        </draw:frame>
        <draw:frame presentation:style-name="pr4" draw:layer="layout" svg:width="25.199cm" svg:height="13.024cm" svg:x="1.4cm" svg:y="4.913cm" presentation:class="outline">
          <draw:text-box>
            <text:list text:style-name="L2">
              <text:list-item>
                <text:p>1994-95 Mocha/LiveScript/JavaScript 1.0</text:p>
              </text:list-item>
              <text:list-item>
                <text:p>1996 MS JScript</text:p>
              </text:list-item>
              <text:list-item>
                <text:p>1996 Netscape went to ECMA</text:p>
              </text:list-item>
              <text:list-item>
                <text:p>1997 ECMAScript v1 (JavaScript 1.3)</text:p>
              </text:list-item>
              <text:list-item>
                <text:p>1999 ECMAScript v3 (JavaScript 1.5)</text:p>
              </text:list-item>
              <text:list-item>
                <text:p>2009 ECMAScript v5 (JavaScript 1.8?)</text:p>
              </text:list-item>
              <text:list-item>
                <text:p>2011 ECMAScript v5.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Reputation of J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<text:s text:c="4"/>Java !== JavaScript, Java !&gt; JavaScript</text:p>
              </text:list-item>
              <text:list-item>
                <text:p><text:s text:c="4"/>DOM is a mess</text:p>
              </text:list-item>
              <text:list-item>
                <text:p><text:s text:c="4"/>JavaScript is not easy</text:p>
              </text:list-item>
              <text:list-item>
                <text:p><text:s text:c="4"/>JavaScript is not like the programming language you know</text:p>
              </text:list-item>
              <text:list-item>
                <text:p><text:s text:c="4"/>Scripting langu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.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HE language of the web</text:p>
              </text:list-item>
              <text:list-item>
                <text:p>Powerful language</text:p>
              </text:list-item>
              <text:list-item>
                <text:p>loose typeing but not untyped</text:p>
              </text:list-item>
              <text:list-item>
                <text:p>object literal notation</text:p>
              </text:list-item>
              <text:list-item>
                <text:p>dynamic objects</text:p>
              </text:list-item>
              <text:list-item>
                <text:p>prototypal inheri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2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What JavaScript is II.</text:p>
          </draw:text-box>
        </draw:frame>
        <draw:frame presentation:style-name="pr4" draw:layer="layout" svg:width="25.199cm" svg:height="12.474cm" svg:x="1.4cm" svg:y="4.913cm" presentation:class="outline">
          <draw:text-box>
            <text:list text:style-name="L2">
              <text:list-item>
                <text:p>functions are first-class objects/citizens</text:p>
              </text:list-item>
              <text:list-item>
                <text:p>closures</text:p>
              </text:list-item>
              <text:list-item>
                <text:p>global objects</text:p>
              </text:list-item>
              <text:list-item>
                <text:p>Smalltalk/Lisp/Scheme</text:p>
              </text:list-item>
              <text:list-item>
                <text:p>C syntax</text:p>
              </text:list-item>
              <text:list-item>
                <text:p>Java Date, Math packages, Boolean/String/... wrapper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Node.js</text:p>
          </draw:text-box>
        </draw:frame>
        <draw:frame draw:style-name="gr2" draw:text-style-name="P2" draw:layer="layout" svg:width="26.035cm" svg:height="11.72cm" svg:x="1.905cm" svg:y="6.06cm">
          <draw:image xlink:href="Pictures/100000000000025D000000B3E8362D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Rhino</text:p>
          </draw:text-box>
        </draw:frame>
        <draw:frame draw:style-name="gr2" draw:text-style-name="P2" draw:layer="layout" svg:width="20.847cm" svg:height="10.45cm" svg:x="3.918cm" svg:y="6.35cm">
          <draw:image xlink:href="Pictures/100000000000021D000000EB86D26F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5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tart Learning! FireBug</text:p>
          </draw:text-box>
        </draw:frame>
        <draw:frame draw:style-name="gr2" draw:text-style-name="P2" draw:layer="layout" svg:width="22.225cm" svg:height="15.875cm" svg:x="3.175cm" svg:y="3.81cm">
          <draw:image xlink:href="Pictures/10000000000001C30000017393667D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1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7" draw:style-name="dp1" draw:master-page-name="Master2-Layout12-cust-Liferay" presentation:presentation-page-layout-name="AL2T1">
        <office:forms form:automatic-focus="false" form:apply-design-mode="false"/>
        <draw:frame presentation:style-name="pr6" draw:layer="layout" svg:width="26.729cm" svg:height="2.101cm" svg:x="1.27cm" svg:y="0.537cm" presentation:class="title" presentation:user-transformed="true">
          <draw:text-box>
            <text:p>Start Learning! HTML</text:p>
          </draw:text-box>
        </draw:frame>
        <draw:frame presentation:style-name="pr7" draw:text-style-name="P5" draw:layer="layout" svg:width="26.729cm" svg:height="8.255cm" svg:x="1.211cm" svg:y="3.24cm" presentation:class="outline" presentation:user-transformed="true">
          <draw:text-box>
            <text:p><text:span text:style-name="T3">&lt;!DOCTYPE html&gt;</text:span></text:p>
            <text:p><text:span text:style-name="T3">&lt;head&gt;&lt;meta charset="UTF-8"/&gt;</text:span></text:p>
            <text:p><text:span text:style-name="T3">&lt;title&gt;example 0&lt;/title&gt;&lt;/head&gt;</text:span></text:p>
            <text:p><text:span text:style-name="T3">&lt;html&gt;</text:span></text:p>
            <text:p><text:span text:style-name="T3">&lt;body&gt;</text:span></text:p>
          </draw:text-box>
        </draw:frame>
        <draw:frame presentation:style-name="pr8" draw:text-style-name="P5" draw:layer="layout" svg:width="26.729cm" svg:height="3.175cm" svg:x="1.27cm" svg:y="16.475cm" presentation:class="outline" presentation:user-transformed="true">
          <draw:text-box>
            <text:p><text:span text:style-name="T3">&lt;/body&gt;</text:span></text:p>
            <text:p><text:span text:style-name="T3">&lt;/html&gt;</text:span></text:p>
          </draw:text-box>
        </draw:frame>
        <draw:frame presentation:style-name="pr9" draw:text-style-name="P5" draw:layer="layout" svg:width="26.729cm" svg:height="4.445cm" svg:x="1.212cm" svg:y="11.396cm" presentation:class="outline" presentation:user-transformed="true">
          <draw:text-box>
            <text:p><text:span text:style-name="T3">&lt;script&gt;</text:span></text:p>
            <text:p><text:span text:style-name="T3">console.log("Hello Js");</text:span></text:p>
            <text:p><text:span text:style-name="T3">&lt;/script&gt;</text:span></text:p>
          </draw:text-box>
        </draw:frame>
        <presentation:notes draw:style-name="dp2">
          <draw:page-thumbnail draw:style-name="gr1" draw:layer="layout" svg:width="13.968cm" svg:height="10.476cm" svg:x="3.809cm" svg:y="2.123cm" draw:page-number="17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Placing JS in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4">&lt;script src="example01.js"&gt;</text:span><text:span text:style-name="T4"><text:line-break/></text:span><text:span text:style-name="T4">&lt;/script&gt;</text:span><text:span text:style-name="T4"><text:line-break/></text:span><text:span text:style-name="T4"/></text:p>
              </text:list-item>
              <text:list-item>
                <text:p>example01.js:<text:line-break/><text:line-break/><text:span text:style-name="T4">console.log("Hello js");</text:span><text:line-break/></text:p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09cm" svg:y="2.123cm" draw:page-number="18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More js in one HTML</text:p>
          </draw:text-box>
        </draw:frame>
        <draw:frame presentation:style-name="pr5" draw:layer="layout" svg:width="26.729cm" svg:height="13.859cm" svg:x="1.485cm" svg:y="4.914cm" presentation:class="outline" presentation:user-transformed="true">
          <draw:text-box>
            <text:list text:style-name="L2">
              <text:list-item>
                <text:p>HTML:<text:line-break/><text:line-break/><text:span text:style-name="T5">&lt;body&gt;</text:span><text:span text:style-name="T5"><text:line-break/></text:span><text:span text:style-name="T5">&lt;script src="example01.js"&gt;&lt;/script&gt;</text:span><text:span text:style-name="T5"><text:line-break/></text:span><text:span text:style-name="T5">&lt;script src="example02.js"&gt;&lt;/script&gt;</text:span><text:span text:style-name="T5"><text:line-break/></text:span><text:span text:style-name="T5">&lt;/bod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19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Exercises 1</text:p>
          </draw:text-box>
        </draw:frame>
        <draw:frame presentation:style-name="pr4" draw:text-style-name="P6" draw:layer="layout" svg:width="25.199cm" svg:height="12.763cm" svg:x="1.4cm" svg:y="4.913cm" presentation:class="outline">
          <draw:text-box>
            <text:list text:style-name="L3">
              <text:list-item>
                <text:p text:style-name="P6"><text:s text:c="4"/>Write your name to the console with js in a html page</text:p>
              </text:list-item>
              <text:list-item>
                <text:p text:style-name="P6"><text:s text:c="4"/>Write your name to the console with an included js file</text:p>
              </text:list-item>
              <text:list-item>
                <text:p text:style-name="P6"><text:s text:c="4"/>Write your name and your birthday with two separate js files which included into one html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0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1</text:p>
          </draw:text-box>
        </draw:frame>
        <draw:frame presentation:style-name="pr1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Check js reference's Window object</text:p>
              </text:list-item>
              <text:list-item>
                <text:p>alert your name</text:p>
              </text:list-item>
              <text:list-item>
                <text:p>print the contents of the window</text:p>
              </text:list-item>
              <text:list-item>
                <text:p>check confirm(),prompt()</text:p>
              </text:list-item>
              <text:list-item>
                <text:p>(hard)Create a html with js which reads user's input (a string) and alerts it. Be simple, without variabl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1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JS Types </text:p>
          </draw:text-box>
        </draw:frame>
        <draw:frame presentation:style-name="pr11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Boolean</text:p>
              </text:list-item>
              <text:list-item>
                <text:p>String</text:p>
              </text:list-item>
              <text:list-item>
                <text:p>Number</text:p>
              </text:list-item>
              <text:list-item>
                <text:p>Null</text:p>
              </text:list-item>
              <text:list-item>
                <text:p>Undefined</text:p>
              </text:list-item>
              <text:list-item>
                <text:p>Ob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2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94cm" svg:height="15.648cm" svg:x="1.27cm" svg:y="3.402cm">
          <draw:image xlink:href="Pictures/10000000000004A400000272B33B5C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3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Numbers </text:p>
          </draw:text-box>
        </draw:frame>
        <draw:frame presentation:style-name="pr12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No Integer type</text:p>
              </text:list-item>
              <text:list-item>
                <text:p>64-bit floating point (double)</text:p>
              </text:list-item>
              <text:list-item>
                <text:p>Beware of bit-operations</text:p>
              </text:list-item>
              <text:list-item>
                <text:p>Number(“42”)</text:p>
              </text:list-item>
              <text:list-item>
                <text:p>+”42”</text:p>
              </text:list-item>
              <text:list-item>
                <text:p>parseInt(“8”,10)</text:p>
              </text:list-item>
              <text:list-item>
                <text:p>Infinity,-Infinity,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4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27.727cm" svg:height="12.752cm" svg:x="1.27cm" svg:y="5.028cm">
          <draw:image xlink:href="Pictures/1000000000000418000001E28C1645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Strings </text:p>
          </draw:text-box>
        </draw:frame>
        <draw:frame presentation:style-name="pr13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6">new String(“Hello”)</text:span></text:p>
              </text:list-item>
              <text:list-item>
                <text:p>Concatenation : +</text:p>
              </text:list-item>
              <text:list-item>
                <text:p>“ or ', no difference</text:p>
              </text:list-item>
              <text:list-item>
                <text:p>UTF-16 (surrogate pairs!)</text:p>
              </text:list-item>
              <text:list-item>
                <text:p>.length counts 16-bit values</text:p>
              </text:list-item>
              <text:list-item>
                <text:p>Dynamic type conver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26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- Boolean </text:p>
          </draw:text-box>
        </draw:frame>
        <draw:frame draw:style-name="gr2" draw:text-style-name="P2" draw:layer="layout" svg:width="29.099cm" svg:height="6.933cm" svg:x="0.111cm" svg:y="7.068cm">
          <draw:image xlink:href="Pictures/100000000000048D00000110A34163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7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2.646cm" svg:height="12.484cm" svg:x="2.67cm" svg:y="5.931cm">
          <draw:image xlink:href="Pictures/10000000000002A50000015CF48578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8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6.469cm" svg:height="3.506cm" svg:x="1.471cm" svg:y="0.982cm" presentation:class="title" presentation:user-transformed="true">
          <draw:text-box>
            <text:p>Syntax and types – Boolean op </text:p>
          </draw:text-box>
        </draw:frame>
        <draw:frame draw:style-name="gr2" draw:text-style-name="P2" draw:layer="layout" svg:width="21.879cm" svg:height="11.227cm" svg:x="3.405cm" svg:y="6.553cm">
          <draw:image xlink:href="Pictures/100000000000029B0000012DB705F2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29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draw:style-name="gr2" draw:text-style-name="P2" draw:layer="layout" svg:width="12.143cm" svg:height="7.804cm" svg:x="9.525cm" svg:y="5.715cm">
          <draw:image xlink:href="Pictures/10000000000001CB00000127B4463447.png" xlink:type="simple" xlink:show="embed" xlink:actuate="onLoad">
            <text:p/>
          </draw:image>
        </draw:frame>
        <draw:frame draw:style-name="gr2" draw:text-style-name="P2" draw:layer="layout" svg:width="16.588cm" svg:height="11.43cm" svg:x="6.283cm" svg:y="5.715cm">
          <draw:image xlink:href="Pictures/10000000000001CB00000127B44634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0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and types </text:p>
          </draw:text-box>
        </draw:frame>
        <draw:frame presentation:style-name="pr14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Boolean : true, false</text:span></text:p>
              </text:list-item>
              <text:list-item>
                <text:p><text:span text:style-name="T8">Falsy values: 0,””,null,NaN, undefined, false</text:span></text:p>
              </text:list-item>
              <text:list-item>
                <text:p><text:span text:style-name="T8">Truthy values: everything else (objects also)</text:span></text:p>
              </text:list-item>
              <text:list-item>
                <text:p><text:span text:style-name="T8">&amp;&amp;,|| may give any value</text:span></text:p>
              </text:list-item>
              <text:list-item>
                <text:p><text:span text:style-name="T8">! : always boolean, !!: convert to boolean</text:span></text:p>
              </text:list-item>
              <text:list-item>
                <text:p><text:span text:style-name="T8">New Boolean() : avoid it</text:span></text:p>
              </text:list-item>
              <text:list-item>
                <text:p>Loose/weak type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1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draw:style-name="gr2" draw:text-style-name="P2" draw:layer="layout" svg:width="28.089cm" svg:height="5.199cm" svg:x="1.121cm" svg:y="6.588cm">
          <draw:image xlink:href="Pictures/1000000000000465000000C528545E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2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Math lib</text:p>
          </draw:text-box>
        </draw:frame>
        <draw:frame presentation:style-name="pr15" draw:layer="layout" svg:width="26.729cm" svg:height="13.859cm" svg:x="1.485cm" svg:y="4.914cm" presentation:class="outline" presentation:user-transformed="true">
          <draw:text-box>
            <text:list text:style-name="L4">
              <text:list-item>
                <text:p><text:span text:style-name="T7">Free-form language</text:span></text:p>
              </text:list-item>
              <text:list-item>
                <text:p><text:span text:style-name="T7">; optional (see later: ASI)</text:span></text:p>
              </text:list-item>
              <text:list-item>
                <text:p>Math lib from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3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branching - if</text:p>
          </draw:text-box>
        </draw:frame>
        <draw:frame draw:style-name="gr2" draw:text-style-name="P2" draw:layer="layout" svg:width="16.906cm" svg:height="6.614cm" svg:x="3.414cm" svg:y="4.816cm">
          <draw:image xlink:href="Pictures/100000000000027F000000FA7981412F.png" xlink:type="simple" xlink:show="embed" xlink:actuate="onLoad">
            <text:p/>
          </draw:image>
        </draw:frame>
        <draw:frame draw:style-name="gr2" draw:text-style-name="P2" draw:layer="layout" svg:width="21.986cm" svg:height="11.694cm" svg:x="3.414cm" svg:y="4.816cm">
          <draw:image xlink:href="Pictures/100000000000027F000000FA798141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4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– == vs ===</text:p>
          </draw:text-box>
        </draw:frame>
        <draw:frame draw:style-name="gr2" draw:text-style-name="P2" draw:layer="layout" svg:width="21.123cm" svg:height="15.571cm" svg:x="4.912cm" svg:y="3.81cm">
          <draw:image xlink:href="Pictures/10000000000003440000027C87655E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5" presentation:class="page"/>
          <draw:frame presentation:style-name="pr3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6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Syntax == vs ===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== : type coercion (implicit/automatic conv.)<text:line-break/>AVOID it!</text:p>
              </text:list-item>
              <text:list-item>
                <text:p>=== strict equality/identity op.</text:p>
              </text:list-item>
              <text:list-item>
                <text:p>NaN !== N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36" presentation:class="page"/>
          <draw:frame presentation:style-name="pr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1</text:p>
          </draw:text-box>
        </draw:frame>
        <draw:frame draw:style-name="gr2" draw:text-style-name="P2" draw:layer="layout" svg:width="21.854cm" svg:height="14.472cm" svg:x="3.264cm" svg:y="4.453cm">
          <draw:image xlink:href="Pictures/100000000000033A00000223785F8F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2</text:p>
          </draw:text-box>
        </draw:frame>
        <draw:frame draw:style-name="gr2" draw:text-style-name="P2" draw:layer="layout" svg:width="25.108cm" svg:height="10.953cm" svg:x="2.197cm" svg:y="5.557cm">
          <draw:image xlink:href="Pictures/10000000000003B50000019E5E471E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8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switch 3</text:p>
          </draw:text-box>
        </draw:frame>
        <draw:frame draw:style-name="gr2" draw:text-style-name="P2" draw:layer="layout" svg:width="23.018cm" svg:height="13.413cm" svg:x="3.175cm" svg:y="4.367cm">
          <draw:image xlink:href="Pictures/1000000000000366000001FB528765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39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- switch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With Strings also</text:p>
              </text:list-item>
              <text:list-item>
                <text:p>Checking with '==='</text:p>
              </text:list-item>
              <text:list-item>
                <text:p>Expressions may be in 'case'</text:p>
              </text:list-item>
              <text:list-item>
                <text:p>Break</text:p>
              </text:list-item>
              <text:list-item>
                <text:p>Sl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0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create objects</text:p>
          </draw:text-box>
        </draw:frame>
        <draw:frame draw:style-name="gr2" draw:text-style-name="P2" draw:layer="layout" svg:width="26.035cm" svg:height="15.24cm" svg:x="1.27cm" svg:y="3.81cm">
          <draw:image xlink:href="Pictures/100000000000041B00000262A96187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access fields</text:p>
          </draw:text-box>
        </draw:frame>
        <draw:frame draw:style-name="gr2" draw:text-style-name="P2" draw:layer="layout" svg:width="28.071cm" svg:height="10.238cm" svg:x="0.925cm" svg:y="5.416cm">
          <draw:image xlink:href="Pictures/1000000000000425000001839EA781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3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add/update fields</text:p>
          </draw:text-box>
        </draw:frame>
        <draw:frame draw:style-name="gr2" draw:text-style-name="P2" draw:layer="layout" svg:width="22.225cm" svg:height="5.313cm" svg:x="2.54cm" svg:y="7.62cm">
          <draw:image xlink:href="Pictures/100000000000028D0000005E6C9D7A6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3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4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delete fields</text:p>
          </draw:text-box>
        </draw:frame>
        <draw:frame draw:style-name="gr2" draw:text-style-name="P2" draw:layer="layout" svg:width="23.639cm" svg:height="6.636cm" svg:x="2.54cm" svg:y="6.985cm">
          <draw:image xlink:href="Pictures/10000000000002F00000006248F90F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4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5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checking fields</text:p>
          </draw:text-box>
        </draw:frame>
        <draw:frame draw:style-name="gr2" draw:text-style-name="P2" draw:layer="layout" svg:width="26.484cm" svg:height="14.101cm" svg:x="1.27cm" svg:y="4.314cm">
          <draw:image xlink:href="Pictures/10000000000003E90000021590F699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5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6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2.038cm" svg:x="6.521cm" svg:y="4.516cm">
          <draw:image xlink:href="Pictures/100000000000027E000001C7426BC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6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16.879cm" svg:height="10.688cm" svg:x="6.521cm" svg:y="6.682cm">
          <draw:image xlink:href="Pictures/100000000000027E000001947DFB94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8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 – inheritation</text:p>
          </draw:text-box>
        </draw:frame>
        <draw:frame draw:style-name="gr2" draw:text-style-name="P2" draw:layer="layout" svg:width="27.807cm" svg:height="11.958cm" svg:x="1.057cm" svg:y="6.047cm">
          <draw:image xlink:href="Pictures/100000000000041B000001C48578C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48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9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s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Object literal powerful, nice</text:p>
              </text:list-item>
              <text:list-item>
                <text:p>Object vars - reference</text:p>
              </text:list-item>
              <text:list-item>
                <text:p>Inheritance with linking</text:p>
              </text:list-item>
              <text:list-item>
                <text:p>Inherited fields can be hidden</text:p>
              </text:list-item>
              <text:list-item>
                <text:p>HasOwnProperty, in, typeof, undef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49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0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Object.create</text:p>
          </draw:text-box>
        </draw:frame>
        <draw:frame presentation:style-name="pr18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ECMAScript 5</text:p>
              </text:list-item>
              <text:list-item>
                <text:p>ECMAScript 3 : ( from YUI)</text:p>
              </text:list-item>
            </text:list>
            <text:p/>
          </draw:text-box>
        </draw:frame>
        <draw:frame draw:style-name="gr2" draw:text-style-name="P2" draw:layer="layout" svg:width="20.531cm" svg:height="9.815cm" svg:x="3.964cm" svg:y="8.9cm">
          <draw:image xlink:href="Pictures/1000000000000290000000E3C483B7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0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1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.</text:p>
          </draw:text-box>
        </draw:frame>
        <draw:frame draw:style-name="gr2" draw:text-style-name="P2" draw:layer="layout" svg:width="24.155cm" svg:height="6.984cm" svg:x="2.883cm" svg:y="8.534cm">
          <draw:image xlink:href="Pictures/10000000000003910000010845B3BB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1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2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I.</text:p>
          </draw:text-box>
        </draw:frame>
        <draw:frame draw:style-name="gr2" draw:text-style-name="P2" draw:layer="layout" svg:width="26.035cm" svg:height="14.605cm" svg:x="1.905cm" svg:y="3.81cm">
          <draw:image xlink:href="Pictures/100000000000033C000001A67EC70D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2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3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II.</text:p>
          </draw:text-box>
        </draw:frame>
        <draw:frame draw:style-name="gr2" draw:text-style-name="P2" draw:layer="layout" svg:width="26.801cm" svg:height="8.836cm" svg:x="1.56cm" svg:y="7.608cm">
          <draw:image xlink:href="Pictures/10000000000003F50000014EA7BE0B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3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4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IV.</text:p>
          </draw:text-box>
        </draw:frame>
        <draw:frame draw:style-name="gr2" draw:text-style-name="P2" draw:layer="layout" svg:width="27.305cm" svg:height="12.065cm" svg:x="0.635cm" svg:y="5.08cm">
          <draw:image xlink:href="Pictures/1000000000000331000000F58C3D225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4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5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– Arrays V.</text:p>
          </draw:text-box>
        </draw:frame>
        <draw:frame draw:style-name="gr2" draw:text-style-name="P2" draw:layer="layout" svg:width="20.32cm" svg:height="13.97cm" svg:x="4.445cm" svg:y="4.445cm">
          <draw:image xlink:href="Pictures/10000000000001AD000000F803D9F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5" presentation:class="page"/>
          <draw:frame presentation:style-name="pr17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6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Syntax - functions </text:p>
          </draw:text-box>
        </draw:frame>
        <draw:frame draw:style-name="gr2" draw:text-style-name="P2" draw:layer="layout" svg:width="22.039cm" svg:height="8.73cm" svg:x="3.996cm" svg:y="6.35cm">
          <draw:image xlink:href="Pictures/10000000000003410000014A3B168E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09cm" svg:y="2.123cm" draw:page-number="56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7" draw:style-name="dp1" draw:master-page-name="Master2-Layout12-cust-Liferay" presentation:presentation-page-layout-name="AL2T1">
        <office:forms form:automatic-focus="false" form:apply-design-mode="false"/>
        <draw:frame presentation:style-name="pr16" draw:layer="layout" svg:width="25.199cm" svg:height="3.506cm" svg:x="1.398cm" svg:y="0.836cm" presentation:class="title" presentation:user-transformed="true">
          <draw:text-box>
            <text:p>Exercises 2</text:p>
          </draw:text-box>
        </draw:frame>
        <draw:frame presentation:style-name="pr18" draw:layer="layout" svg:width="25.199cm" svg:height="12.18cm" svg:x="1.4cm" svg:y="4.913cm" presentation:class="outline">
          <draw:text-box>
            <text:list text:style-name="L2">
              <text:list-item>
                <text:p>write a quadratic equation solver</text:p>
              </text:list-item>
            </text:list>
            <text:list text:style-name="L3">
              <text:list-item>
                <text:list>
                  <text:list-item>
                    <text:p>pure js, without variables, without i/o, just the formula with numbers</text:p>
                  </text:list-item>
                  <text:list-item>
                    <text:p>pure js, with variables, without i/o</text:p>
                  </text:list-item>
                  <text:list-item>
                    <text:p>check if a variable is number, see js globals parseInt, Number, isNaN and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7" presentation:class="page"/>
          <draw:frame presentation:style-name="pr1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8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19" draw:layer="layout" svg:width="25.199cm" svg:height="12.18cm" svg:x="1.471cm" svg:y="4.965cm" presentation:class="outline" presentation:user-transformed="true">
          <draw:text-box>
            <text:p>In old days, programmers showed messages in browser's status bar. Now browsers disable this (annoying) feature, so you should enable this.</text:p>
            <text:p>In FF, use about:config as a web-address, then set dom.disable_window_status_change to false.</text:p>
          </draw:text-box>
        </draw:frame>
        <presentation:notes draw:style-name="dp2">
          <draw:page-thumbnail draw:style-name="gr1" draw:layer="layout" svg:width="13.968cm" svg:height="10.476cm" svg:x="3.809cm" svg:y="2.123cm" draw:page-number="58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9" draw:style-name="dp1" draw:master-page-name="Master2-Layout12-cust-Liferay" presentation:presentation-page-layout-name="AL2T1">
        <office:forms form:automatic-focus="false" form:apply-design-mode="false"/>
        <draw:frame presentation:style-name="pr1" draw:layer="layout" svg:width="25.199cm" svg:height="3.506cm" svg:x="1.398cm" svg:y="0.836cm" presentation:class="title">
          <draw:text-box>
            <text:p>Homework 2</text:p>
          </draw:text-box>
        </draw:frame>
        <draw:frame presentation:style-name="pr20" draw:layer="layout" svg:width="25.199cm" svg:height="12.18cm" svg:x="1.471cm" svg:y="4.965cm" presentation:class="outline" presentation:user-transformed="true">
          <draw:text-box>
            <text:list text:style-name="L3">
              <text:list-item>
                <text:p>Write a program which rotates your name in the status bar.<text:line-break/>See String object in js r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09cm" svg:y="2.123cm" draw:page-number="59" presentation:class="page"/>
          <draw:frame presentation:style-name="pr3" draw:text-style-name="P7" draw:layer="layout" svg:width="17.271cm" svg:height="12.572cm" svg:x="2.159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fo:min-height="13.859cm">
        <text:list-style style:name="Alapértelmezett-outline1">
          <text:list-level-style-number text:level="1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min-label-width="2.159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min-label-width="2.159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zh" style:country-asian="CN" style:font-style-asian="normal" style:font-weight-asian="norm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cust-Liferay-background" style:family="presentation">
      <style:graphic-properties draw:stroke="none" draw:fill="solid" draw:fill-color="#ffffff"/>
      <style:text-properties style:letter-kerning="true"/>
    </style:style>
    <style:style style:name="Master2-Layout12-cust-Lifera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cust-Lifera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微软雅黑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1" style:family="presentation">
      <style:graphic-properties draw:stroke="none" draw:fill="none" draw:auto-grow-height="false">
        <text:list-style style:name="Master2-Layout12-cust-Lifera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outline2" style:family="presentation" style:parent-style-name="Master2-Layout12-cust-Liferay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2-Layout12-cust-Liferay-outline3" style:family="presentation" style:parent-style-name="Master2-Layout12-cust-Liferay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Master2-Layout12-cust-Liferay-outline4" style:family="presentation" style:parent-style-name="Master2-Layout12-cust-Lifera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2-Layout12-cust-Liferay-outline5" style:family="presentation" style:parent-style-name="Master2-Layout12-cust-Lifera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6" style:family="presentation" style:parent-style-name="Master2-Layout12-cust-Lifera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7" style:family="presentation" style:parent-style-name="Master2-Layout12-cust-Lifera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8" style:family="presentation" style:parent-style-name="Master2-Layout12-cust-Lifera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outline9" style:family="presentation" style:parent-style-name="Master2-Layout12-cust-Lifera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2-Layout12-cust-Liferay-subtitle" style:family="presentation">
      <style:graphic-properties draw:stroke="none" draw:fill="none" draw:textarea-vertical-align="middle">
        <text:list-style style:name="Master2-Layout12-cust-Lifera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cust-Liferay-title" style:family="presentation">
      <style:graphic-properties draw:stroke="none" draw:fill="none" draw:textarea-vertical-align="middle">
        <text:list-style style:name="Master2-Layout12-cust-Lifera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3.2999992370606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aster2-Layout12-cust-Lifera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2-Layout12-cust-Lifera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2-Layout12-cust-Lifera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2-Layout12-cust-Lifera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12-cust-Lifera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12-cust-Lifera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7" style:family="paragraph">
      <style:paragraph-properties fo:margin-left="1.2cm" fo:margin-right="0cm" fo:margin-top="0cm" fo:margin-bottom="0.342cm" fo:line-height="100%" fo:text-indent="-0.9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03454" style:text-line-through-style="none" style:text-position="0% 100%" fo:font-family="'Delicious Heavy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Thorndale AMT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4pt" style:font-style-asian="normal" style:font-weight-asian="normal" style:font-family-complex="'Andale Sans UI'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Delicious" style:font-pitch="variable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Deliciou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1800000025EED04396.png" xlink:type="simple" xlink:show="embed" xlink:actuate="onLoad">
        <style:list-level-properties text:space-before="0.3cm" text:min-label-width="0.9cm" style:vertical-pos="middle" style:vertical-rel="line" fo:width="0.406cm" fo:height="0.626cm"/>
      </text:list-level-style-image>
      <text:list-level-style-image text:level="2" xlink:href="Pictures/100002010000001800000025EED04396.png" xlink:type="simple" xlink:show="embed" xlink:actuate="onLoad">
        <style:list-level-properties text:space-before="1.5cm" text:min-label-width="0.9cm" style:vertical-pos="middle" style:vertical-rel="line" fo:width="0.406cm" fo:height="0.626cm"/>
      </text:list-level-style-image>
      <text:list-level-style-image text:level="3" xlink:href="Pictures/100002010000001800000025EED04396.png" xlink:type="simple" xlink:show="embed" xlink:actuate="onLoad">
        <style:list-level-properties text:space-before="2.7cm" text:min-label-width="0.9cm" style:vertical-pos="middle" style:vertical-rel="line" fo:width="0.406cm" fo:height="0.626cm"/>
      </text:list-level-style-image>
      <text:list-level-style-image text:level="4" xlink:href="Pictures/100002010000001800000025EED04396.png" xlink:type="simple" xlink:show="embed" xlink:actuate="onLoad">
        <style:list-level-properties text:space-before="3.9cm" text:min-label-width="0.9cm" style:vertical-pos="middle" style:vertical-rel="line" fo:width="0.406cm" fo:height="0.626cm"/>
      </text:list-level-style-image>
      <text:list-level-style-image text:level="5" xlink:href="Pictures/100002010000001800000025EED04396.png" xlink:type="simple" xlink:show="embed" xlink:actuate="onLoad">
        <style:list-level-properties text:space-before="5.1cm" text:min-label-width="0.9cm" style:vertical-pos="middle" style:vertical-rel="line" fo:width="0.406cm" fo:height="0.626cm"/>
      </text:list-level-style-image>
      <text:list-level-style-image text:level="6" xlink:href="Pictures/100002010000001800000025EED04396.png" xlink:type="simple" xlink:show="embed" xlink:actuate="onLoad">
        <style:list-level-properties text:space-before="5.45cm" text:min-label-width="0.9cm" style:vertical-pos="middle" style:vertical-rel="line" fo:width="0.406cm" fo:height="0.626cm"/>
      </text:list-level-style-image>
      <text:list-level-style-image text:level="7" xlink:href="Pictures/100002010000001800000025EED04396.png" xlink:type="simple" xlink:show="embed" xlink:actuate="onLoad">
        <style:list-level-properties text:space-before="6.72cm" text:min-label-width="0.9cm" style:vertical-pos="middle" style:vertical-rel="line" fo:width="0.406cm" fo:height="0.626cm"/>
      </text:list-level-style-image>
      <text:list-level-style-image text:level="8" xlink:href="Pictures/100002010000001800000025EED04396.png" xlink:type="simple" xlink:show="embed" xlink:actuate="onLoad">
        <style:list-level-properties text:space-before="7.99cm" text:min-label-width="0.9cm" style:vertical-pos="middle" style:vertical-rel="line" fo:width="0.406cm" fo:height="0.626cm"/>
      </text:list-level-style-image>
      <text:list-level-style-image text:level="9" xlink:href="Pictures/100002010000001800000025EED04396.png" xlink:type="simple" xlink:show="embed" xlink:actuate="onLoad">
        <style:list-level-properties text:space-before="9.26cm" text:min-label-width="0.9cm" style:vertical-pos="middle" style:vertical-rel="line" fo:width="0.406cm" fo:height="0.62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Alapértelmezett" style:page-layout-name="PM1" draw:style-name="Mdp1">
      <draw:frame presentation:style-name="Alapértelmezett-title" draw:layer="backgroundobjects" svg:width="26.729cm" svg:height="3.506cm" svg:x="1.485cm" svg:y="0.837cm" presentation:class="title" presentation:placeholder="true">
        <draw:text-box/>
      </draw:frame>
      <draw:frame presentation:style-name="Alapértelmezett-outline1" draw:layer="backgroundobjects" svg:width="26.729cm" svg:height="13.859cm" svg:x="1.485cm" svg:y="4.914cm" presentation:class="outline" presentation:placeholder="true">
        <draw:text-box/>
      </draw:frame>
      <draw:frame presentation:style-name="Mpr1" draw:text-style-name="MP1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4cm" svg:height="1.448cm" svg:x="10.157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4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Master2-Layout12-cust-Liferay" style:page-layout-name="PM1" draw:style-name="Mdp2">
      <draw:frame draw:name="Picture 6" draw:style-name="Mgr3" draw:layer="backgroundobjects" svg:width="27.629cm" svg:height="1.417cm" svg:x="0.194cm" svg:y="0.001cm">
        <draw:image xlink:href="Pictures/1000020100000F7E000000C94CF00B52.png" xlink:type="simple" xlink:show="embed" xlink:actuate="onLoad">
          <text:p/>
        </draw:image>
      </draw:frame>
      <draw:frame draw:name="Picture 7" draw:style-name="Mgr3" draw:layer="backgroundobjects" svg:width="27.629cm" svg:height="1.838cm" svg:x="0.162cm" svg:y="19.044cm">
        <draw:image xlink:href="Pictures/1000020100000F8400000105B6B493E5.png" xlink:type="simple" xlink:show="embed" xlink:actuate="onLoad">
          <text:p/>
        </draw:image>
      </draw:frame>
      <draw:frame draw:name="Title 1" presentation:style-name="Mpr4" draw:text-style-name="MP5" draw:layer="backgroundobjects" svg:width="25.199cm" svg:height="3.506cm" svg:x="1.398cm" svg:y="0.836cm" presentation:class="title">
        <draw:text-box>
          <text:list text:style-name="ML3">
            <text:list-item>
              <text:p text:style-name="MP4"><text:span text:style-name="MT2">Click to edit Master title style</text:span></text:p>
            </text:list-item>
          </text:list>
        </draw:text-box>
      </draw:frame>
      <draw:frame draw:name="Date Placeholder 2" presentation:style-name="Mpr5" draw:text-style-name="MP5" draw:layer="backgroundobjects" svg:width="6.523cm" svg:height="1.447cm" svg:x="1.398cm" svg:y="19.13cm" presentation:class="date-time">
        <draw:text-box>
          <text:p/>
        </draw:text-box>
      </draw:frame>
      <draw:frame draw:name="Footer Placeholder 3" presentation:style-name="Mpr6" draw:text-style-name="MP5" draw:layer="backgroundobjects" svg:width="8.875cm" svg:height="1.447cm" svg:x="9.575cm" svg:y="19.13cm" presentation:class="footer">
        <draw:text-box>
          <text:p/>
        </draw:text-box>
      </draw:frame>
      <draw:frame draw:name="Slide Number Placeholder 4" presentation:style-name="Mpr5" draw:text-style-name="MP5" draw:layer="backgroundobjects" svg:width="6.523cm" svg:height="1.447cm" svg:x="20.075cm" svg:y="19.13cm" presentation:class="page-number">
        <draw:text-box>
          <text:p text:style-name="MP6"><text:span text:style-name="MT3"><text:page-number>&lt;szám&gt;</text:page-number></text:span></text:p>
        </draw:text-box>
      </draw:frame>
      <draw:frame draw:name="Content Placeholder 6" presentation:style-name="Mpr7" draw:text-style-name="MP5" draw:layer="backgroundobjects" svg:width="25.2cm" svg:height="14cm" svg:x="1.4cm" svg:y="4.9cm" presentation:class="title">
        <draw:text-box>
          <text:list text:style-name="ML4">
            <text:list-item>
              <text:p text:style-name="MP7"><text:span text:style-name="MT4">Click to edit Master text styles</text:span><text:span text:style-name="MT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presentation:style-name="Master2-Layout12-cust-Liferay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12-cust-Liferay-title" draw:layer="backgroundobjects" svg:width="13.968cm" svg:height="10.476cm" svg:x="3.809cm" svg:y="2.123cm" presentation:class="page"/>
        <draw:frame draw:name="Notes Placeholder 2" presentation:style-name="Mpr8" draw:text-style-name="MP5" draw:layer="backgroundobjects" svg:width="17.271cm" svg:height="12.572cm" svg:x="2.159cm" svg:y="13.27cm" presentation:class="notes">
          <draw:text-box>
            <text:p/>
          </draw:text-box>
        </draw:frame>
        <draw:frame draw:name="Header Placeholder 3" presentation:style-name="Mpr5" draw:text-style-name="MP5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" draw:text-style-name="MP5" draw:layer="backgroundobjects" svg:width="9.369cm" svg:height="1.396cm" svg:x="12.219cm" svg:y="0cm" presentation:class="date-time">
          <draw:text-box>
            <text:p/>
          </draw:text-box>
        </draw:frame>
        <draw:frame draw:name="Footer Placeholder 5" presentation:style-name="Mpr9" draw:text-style-name="MP5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" draw:text-style-name="MP5" draw:layer="backgroundobjects" svg:width="9.369cm" svg:height="1.396cm" svg:x="12.219cm" svg:y="26.543cm" presentation:class="page-number">
          <draw:text-box>
            <text:p text:style-name="MP6"><text:span text:style-name="MT3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éter </meta:initial-creator>
    <meta:creation-date>2013-03-10T13:51:24.51</meta:creation-date>
    <meta:editing-duration>P2DT11H35M1S</meta:editing-duration>
    <meta:editing-cycles>21</meta:editing-cycles>
    <dc:date>2013-03-24T08:47:18.94</dc:date>
    <meta:generator>OpenOffice.org/3.3$Win32 OpenOffice.org_project/330m20$Build-9567</meta:generator>
    <dc:creator>Péter </dc:creator>
    <meta:document-statistic meta:object-count="279"/>
  </office:meta>
</office:document-meta>
</file>